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Courier Neu" svg:font-family="'Courier Neu'"/>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master-page-name="Standard">
      <style:text-properties style:font-name="Times New Roman" fo:font-size="10pt" fo:language="en" fo:country="GB" style:font-size-asian="10pt"/>
    </style:style>
    <style:style style:name="P2" style:family="paragraph" style:parent-style-name="Text_20_body">
      <style:text-properties style:font-name="Times New Roman" fo:font-size="10pt" fo:language="en" fo:country="GB" style:font-size-asian="10pt"/>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font-style-complex="italic"/>
    </style:style>
    <style:style style:name="P5" style:family="paragraph" style:parent-style-name="Standard">
      <style:text-properties fo:language="fr" fo:country="FR"/>
    </style:style>
    <style:style style:name="P6" style:family="paragraph" style:parent-style-name="Standard">
      <style:paragraph-properties fo:text-align="justify" style:justify-single-wor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pects of the RPW antennas of SOLAR ORBITER</text:p>
      <text:p text:style-name="P2"/>
      <text:p text:style-name="Standard">T. H. Oswald (1), W. Macher (1),H.O. Rucker (1), U. Taubenschuss(1)</text:p>
      <text:p text:style-name="Standard">(1) Space Research Institute, Austrian Academy of Sciences, Graz, Austria,</text:p>
      <text:p text:style-name="Standard"/>
      <text:p text:style-name="P3"/>
      <text:p text:style-name="P4">thomas.oswald@oeaw.ac.at/Fax:+43-316-4120690</text:p>
      <text:p text:style-name="P5"/>
      <text:p text:style-name="P6">The radio plasma and waves analyser (RPW) of SOLAR ORBITER will be designed to receive electrostatic as well as electromagnetic waves, therefore enabling in-situ as well as remote sensing measurements. The Plasma Waves Analyser (PWA) will cover the in-situ measurements while the Radio Spectrum Analyser (RAS) will be responsible for the remote sensing. Both subsystems will share the same sensors, especially the electric field antennas (RPW-antennas).</text:p>
      <text:p text:style-name="P6"/>
      <text:p text:style-name="P6">Quasi-thermal Noise Spectroscopy and Direction Finding, i.e. the technique to determine the direction of incidence and the state of polarization from the measured data, will play an important part in the science done in the course of this mission. Certain requirements have to be fulfilled such that these techniques can be applied successfully.</text:p>
      <text:p text:style-name="P6"/>
      <text:p text:style-name="P6">The RPW experiment is very similar to the SWAVES experiment on the STEREO spacecraft. In this paper we use our experience with the SWAVES antennas to discuss the mentioned requirements and limitations to be expected on SOLAR ORB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Courier Neu" svg:font-family="'Courier Neu'"/>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Lucida Sans Unicode"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style:font-name="Courier Neu" fo:font-size="12pt" fo:language="de" fo:country="DE" fo:font-weight="bold" style:font-size-asian="12pt" style:font-weight-asian="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fo:font-size="12pt" fo:font-style="italic" style:font-size-asian="12pt" style:font-style-asian="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körper_20_2" style:display-name="Textkörper 2" style:family="paragraph" style:parent-style-name="Standard">
      <style:paragraph-properties fo:text-align="justify" style:justify-single-word="false"/>
      <style:text-properties style:font-name="Courier Neu" fo:language="de" fo:country="DE"/>
    </style:style>
    <style:style style:name="Textkörper_20_3" style:display-name="Textkörper 3" style:family="paragraph" style:parent-style-name="Standard">
      <style:paragraph-properties fo:text-align="justify" style:justify-single-word="false"/>
      <style:text-properties fo:font-size="12pt" fo:language="de" fo:country="DE" style:font-size-asian="12pt"/>
    </style:style>
    <style:style style:name="WW8Num2z0" style:family="text">
      <style:text-properties fo:font-style="normal" fo:font-weight="bold" style:font-style-asian="normal" style:font-weight-asian="bold"/>
    </style:style>
    <style:style style:name="WW8Num3z0" style:family="text">
      <style:text-properties style:font-name="Wingdings"/>
    </style:style>
    <style:style style:name="WW8Num4z0" style:family="text">
      <style:text-properties fo:font-weight="bold" style:font-weight-asian="bold"/>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prefix="(" style:num-suffix=")" style:num-format="1">
        <style:list-level-properties text:min-label-width="0.74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text:style-name="WW8Num2z0"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499cm" fo:margin-bottom="9.001cm" fo:margin-left="2.499cm" fo:margin-right="7.087cm" style:writing-mode="lr-tb" style:layout-grid-color="#c0c0c0" style:layout-grid-lines="25"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Collisional and viscous damping of MHD waves in partially ioniz</dc:title>
    <meta:initial-creator>MPE</meta:initial-creator>
    <meta:creation-date>2006-02-01T13:35:00</meta:creation-date>
    <dc:date>2006-08-07T15:26:30</dc:date>
    <meta:print-date>2004-02-12T12:59:00</meta:print-date>
    <dc:language>de-DE</dc:language>
    <meta:editing-cycles>10</meta:editing-cycles>
    <meta:editing-duration>PT58M43S</meta:editing-duration>
    <meta:user-defined meta:name="Info 1"/>
    <meta:user-defined meta:name="Info 2"/>
    <meta:user-defined meta:name="Info 3"/>
    <meta:user-defined meta:name="Info 4"/>
    <meta:document-statistic meta:table-count="0" meta:image-count="0" meta:object-count="0" meta:page-count="1" meta:paragraph-count="7" meta:word-count="198" meta:character-count="1260"/>
  </office:meta>
</office:document-meta>
</file>